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Heading_20_2">
      <style:text-properties fo:language="en" fo:country="US"/>
    </style:style>
    <style:style style:name="P4" style:family="paragraph" style:parent-style-name="Heading_20_3">
      <style:text-properties fo:language="en" fo:country="US"/>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list-style-name="L1">
      <style:text-properties fo:language="en" fo:country="US"/>
    </style:style>
    <style:style style:name="P7" style:family="paragraph" style:parent-style-name="Standard" style:list-style-name="L2">
      <style:text-properties fo:language="en" fo:country="US"/>
    </style:style>
    <style:style style:name="P8" style:family="paragraph" style:parent-style-name="Heading_20_4">
      <style:text-properties fo:language="en" fo:country="US"/>
    </style:style>
    <style:style style:name="P9" style:family="paragraph" style:parent-style-name="Heading_20_5">
      <style:text-properties fo:language="en" fo:country="US"/>
    </style:style>
    <style:style style:name="P10" style:family="paragraph" style:parent-style-name="Standard" style:list-style-name="L3">
      <style:text-properties fo:language="en" fo:country="US"/>
    </style:style>
    <style:style style:name="P11" style:family="paragraph" style:parent-style-name="Standard" style:list-style-name="L4">
      <style:text-properties fo:language="en" fo:country="US"/>
    </style:style>
    <style:style style:name="P12" style:family="paragraph" style:parent-style-name="Standard" style:list-style-name="L5">
      <style:text-properties fo:language="en" fo:country="US"/>
    </style:style>
    <style:style style:name="P13" style:family="paragraph" style:parent-style-name="Standard" style:list-style-name="L6">
      <style:text-properties fo:language="en" fo:country="US"/>
    </style:style>
    <style:style style:name="P14" style:family="paragraph" style:parent-style-name="Standard" style:list-style-name="L6">
      <style:text-properties fo:language="en" fo:country="US" style:text-underline-style="none"/>
    </style:style>
    <style:style style:name="P15" style:family="paragraph" style:parent-style-name="Standard">
      <style:paragraph-properties>
        <style:tab-stops>
          <style:tab-stop style:position="0.635cm"/>
          <style:tab-stop style:position="0.741cm"/>
          <style:tab-stop style:position="0.873cm"/>
        </style:tab-stops>
      </style:paragraph-properties>
      <style:text-properties fo:language="en" fo:country="US"/>
    </style:style>
    <style:style style:name="P16" style:family="paragraph" style:parent-style-name="Standard" style:list-style-name="L7">
      <style:text-properties fo:language="en" fo:country="US"/>
    </style:style>
    <style:style style:name="P17" style:family="paragraph" style:parent-style-name="Standard" style:list-style-name="Numbering_20_123">
      <style:text-properties fo:language="en" fo:country="US"/>
    </style:style>
    <style:style style:name="P18" style:family="paragraph" style:parent-style-name="Standard" style:list-style-name="L8">
      <style:text-properties fo:language="en" fo:country="US"/>
    </style:style>
    <style:style style:name="P19" style:family="paragraph" style:parent-style-name="Standard" style:list-style-name="L8">
      <style:text-properties fo:language="en" fo:country="US" officeooo:paragraph-rsid="0009b5ac"/>
    </style:style>
    <style:style style:name="P20" style:family="paragraph" style:parent-style-name="Standard">
      <style:text-properties fo:language="en" fo:country="US" officeooo:paragraph-rsid="0009b5ac"/>
    </style:style>
    <style:style style:name="P21" style:family="paragraph" style:parent-style-name="Standard" style:list-style-name="L9">
      <style:text-properties fo:language="en" fo:country="US"/>
    </style:style>
    <style:style style:name="P22" style:family="paragraph" style:parent-style-name="Standard" style:list-style-name="L10">
      <style:text-properties fo:language="en" fo:country="US"/>
    </style:style>
    <style:style style:name="P23" style:family="paragraph" style:parent-style-name="Standard" style:list-style-name="L11">
      <style:text-properties fo:language="en" fo:country="US"/>
    </style:style>
    <style:style style:name="P24" style:family="paragraph" style:parent-style-name="Standard" style:list-style-name="L12">
      <style:text-properties fo:language="en" fo:country="US"/>
    </style:style>
    <style:style style:name="P25" style:family="paragraph" style:parent-style-name="Standard" style:list-style-name="L13">
      <style:text-properties fo:language="en" fo:country="U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6f9c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98cm" fo:text-indent="-0.635cm" fo:margin-left="1.598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33cm" fo:text-indent="-0.635cm" fo:margin-left="2.233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68cm" fo:text-indent="-0.635cm" fo:margin-left="2.86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03cm" fo:text-indent="-0.635cm" fo:margin-left="3.503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38cm" fo:text-indent="-0.635cm" fo:margin-left="4.13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73cm" fo:text-indent="-0.635cm" fo:margin-left="4.773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08cm" fo:text-indent="-0.635cm" fo:margin-left="5.4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43cm" fo:text-indent="-0.635cm" fo:margin-left="6.04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78cm" fo:text-indent="-0.635cm" fo:margin-left="6.678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13cm" fo:text-indent="-0.635cm" fo:margin-left="7.313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sychological Foundations: Emotional Regulation and Unconventional Procedures</text:h>
      <text:p text:style-name="P2"/>
      <text:h text:style-name="P3" text:outline-level="2">Theoretical Framework</text:h>
      <text:p text:style-name="P2"/>
      <text:h text:style-name="P4" text:outline-level="3">Definition of Emotional Regulation</text:h>
      <text:p text:style-name="P2"/>
      <text:p text:style-name="P2">Emotional regulation is defined as the processes individuals use to manage and respond to their emotional experiences in appropriate and adaptive ways. From the perspective of behavioral neuroscience, these processes are essential for healthy psychological functioning and positive social adaptation.</text:p>
      <text:p text:style-name="P2"/>
      <text:h text:style-name="P4" text:outline-level="3">Diversity in Coping Strategies</text:h>
      <text:p text:style-name="P2"/>
      <text:p text:style-name="P2">Contemporary research in trauma psychology and neuroscience recognizes that individuals develop a wide range of self-regulation strategies. These can originate from early traumatic experiences, adverse circumstances during critical developmental periods, or inherent neurological differences that require specific nervous system regulation mechanisms.</text:p>
      <text:p text:style-name="P2"/>
      <text:h text:style-name="P4" text:outline-level="3">Trauma-Informed and Adaptive Development</text:h>
      <text:p text:style-name="P2"/>
      <text:p text:style-name="P5">Adaptive Responses to Trauma and Neurological Differences</text:p>
      <text:p text:style-name="P2"/>
      <text:p text:style-name="P2">From the perspective of trauma-informed psychology (SAMHSA, 2014) and developmental neuroscience, the human brain develops unique survival mechanisms in response to both early adverse experiences and atypical neurological configurations. These adaptations can include:</text:p>
      <text:p text:style-name="P2"/>
      <text:list text:style-name="L1">
        <text:list-item>
          <text:p text:style-name="P6"><text:span text:style-name="T1">Trauma responses</text:span>: Strategies developed to manage adverse experiences</text:p>
        </text:list-item>
        <text:list-item>
          <text:p text:style-name="P6"><text:span text:style-name="T1">Neurological regulation</text:span>: Mechanisms to balance differences in sensory and motor processing</text:p>
        </text:list-item>
        <text:list-item>
          <text:p text:style-name="P6"><text:span text:style-name="T1">Neurodevelopmental adaptations</text:span>: Patterns that emerge to maintain neurological homeostasis</text:p>
          <text:p text:style-name="P6"/>
        </text:list-item>
      </text:list>
      <text:p text:style-name="P2">These adaptations, while they may seem unconventional from an external perspective, frequently represent creative and functional solutions that allow the individual to maintain emotional stability and social functioning.</text:p>
      <text:p text:style-name="P2"/>
      <text:h text:style-name="P4" text:outline-level="3">Neurological Formation and Neurodevelopment</text:h>
      <text:p text:style-name="P2"/>
      <text:p text:style-name="P2">Developmental neuroscience indicates that experiences between ages 0-8 have a profound impact on neural architecture. When traumatic events occur during this critical period, the infant brain can create specific associations between external stimuli and sensations of safety or calm.</text:p>
      <text:p text:style-name="P2"/>
      <text:p text:style-name="P2"><text:soft-page-break/>Additionally, differences in neurodevelopment can result in neurological configurations that require specific regulation mechanisms. For example:</text:p>
      <text:p text:style-name="P2"/>
      <text:p text:style-name="P2"><text:span text:style-name="T2">Tourette Syndrome</text:span>: A neurological condition characterized by motor and vocal tics that function as mechanisms for releasing neurological tension. Tics represent adaptive responses of the brain to:</text:p>
      <text:p text:style-name="P2"/>
      <text:list text:style-name="L2">
        <text:list-item>
          <text:p text:style-name="P7">Regulate the accumulation of tension in the nervous system</text:p>
        </text:list-item>
        <text:list-item>
          <text:p text:style-name="P7">Provide temporary relief from internal pressure and anxiety</text:p>
        </text:list-item>
        <text:list-item>
          <text:p text:style-name="P7">Maintain neurological balance in response to differences in somatosensory processing</text:p>
        </text:list-item>
        <text:list-item>
          <text:p text:style-name="P7">Respond to states of stress or over stimulation</text:p>
        </text:list-item>
      </text:list>
      <text:p text:style-name="P2"/>
      <text:p text:style-name="P2">Neuroscientific research demonstrates that tics, while poorly understood externally, fulfill an essential regulatory function for those who experience them (Tourette Association of America, 2023).</text:p>
      <text:p text:style-name="P2"/>
      <text:h text:style-name="P4" text:outline-level="3">Important Clinical Differentiation</text:h>
      <text:p text:style-name="P2"/>
      <text:h text:style-name="P8" text:outline-level="4">Pathology vs. Adaptive Strategy</text:h>
      <text:p text:style-name="P2">It is crucial to distinguish between behaviors that constitute clinical pathology and those that represent functional adaptive strategies:</text:p>
      <text:p text:style-name="P2"/>
      <text:h text:style-name="P9" text:outline-level="5">Functionality Criteria:</text:h>
      <text:p text:style-name="P2"/>
      <text:list text:style-name="L3">
        <text:list-item>
          <text:p text:style-name="P10">Maintenance of effective adult roles</text:p>
        </text:list-item>
        <text:list-item>
          <text:p text:style-name="P10">Absence of deterioration in social or occupational functioning</text:p>
        </text:list-item>
        <text:list-item>
          <text:p text:style-name="P10">Present volitional control</text:p>
        </text:list-item>
        <text:list-item>
          <text:p text:style-name="P10">No interference with significant interpersonal relationships</text:p>
        </text:list-item>
        <text:list-item>
          <text:p text:style-name="P10">Active search for understanding and integration</text:p>
        </text:list-item>
      </text:list>
      <text:p text:style-name="P2"/>
      <text:h text:style-name="P9" text:outline-level="5">Healthy Adaptation Indicators:</text:h>
      <text:p text:style-name="P2"/>
      <text:list text:style-name="L4">
        <text:list-item>
          <text:p text:style-name="P11">Capacity for self-regulation without external dependence</text:p>
        </text:list-item>
        <text:list-item>
          <text:p text:style-name="P11">Flexibility in the use of coping strategies (when possible)</text:p>
        </text:list-item>
        <text:list-item>
          <text:p text:style-name="P11">Openness to communication and seeking professional support</text:p>
        </text:list-item>
        <text:list-item>
          <text:p text:style-name="P11">Commitment to personal and relational growth</text:p>
        </text:list-item>
        <text:list-item>
          <text:p text:style-name="P11">Recognition that some mechanisms may be neurologically necessary</text:p>
        </text:list-item>
        <text:list-item>
          <text:p text:style-name="P11">Important note: In neurological conditions like Tourette Syndrome, "flexibility" refers to environmental adaptation and social understanding, rather than changing the regulatory mechanism itself.</text:p>
        </text:list-item>
      </text:list>
      <text:p text:style-name="P2"/>
      <text:h text:style-name="P4" text:outline-level="3">Implications for Religious Communities</text:h>
      <text:p text:style-name="P2"/>
      <text:h text:style-name="P8" text:outline-level="4">Principles of Inclusion</text:h>
      <text:p text:style-name="P2"/>
      <text:p text:style-name="P2">Understanding that there are multiple paths toward emotional and neurological regulation has significant implications for religious communities:</text:p>
      <text:p text:style-name="P2"/>
      <text:list text:style-name="L5">
        <text:list-item>
          <text:p text:style-name="P12"><text:soft-page-break/><text:span text:style-name="T1">Recognition of Neurological Diversity:</text:span> Accepting that mental and neurological health needs manifest in unique ways in each individual, including:</text:p>
        </text:list-item>
      </text:list>
      <text:p text:style-name="P2"/>
      <text:list text:style-name="L6">
        <text:list-item>
          <text:p text:style-name="P13">Self-regulation mechanisms developed by trauma</text:p>
        </text:list-item>
        <text:list-item>
          <text:p text:style-name="P13">Inherent neurological differences (like Tourette Syndrome)</text:p>
        </text:list-item>
        <text:list-item>
          <text:p text:style-name="P13">Adaptive strategies for managing stress and anxiety</text:p>
        </text:list-item>
        <text:list-item>
          <text:p text:style-name="P13">Atypical sensory and motor responses</text:p>
          <text:p text:style-name="P14"/>
        </text:list-item>
      </text:list>
      <text:p text:style-name="P15"><text:span text:style-name="T3"><text:tab/>2. </text:span><text:span text:style-name="T1">Avoiding Precipitous Judgment:</text:span> Understanding that unfamiliar behaviors (like tics, repetitive movements, specific sensory needs), the use of external elements as if they were clothing:</text:p>
      <text:p text:style-name="P2"/>
      <text:list text:style-name="L7">
        <text:list-item>
          <text:p text:style-name="P16">Specific clothing items</text:p>
        </text:list-item>
        <text:list-item>
          <text:p text:style-name="P16">Medical or therapeutic devices</text:p>
        </text:list-item>
        <text:list-item>
          <text:p text:style-name="P16">Bandages or support products</text:p>
        </text:list-item>
        <text:list-item>
          <text:p text:style-name="P16">Diapers (as non-visible underwear) or other personal care accessories</text:p>
        </text:list-item>
        <text:list-item>
          <text:p text:style-name="P16">Any other elements necessary for emotional or neurological regulation</text:p>
        </text:list-item>
      </text:list>
      <text:p text:style-name="P2"/>
      <text:p text:style-name="P2">All of these and some others not mentioned may represent legitimate neurological regulation strategies</text:p>
      <text:p text:style-name="P2"/>
      <text:list text:style-name="Numbering_20_123">
        <text:list-item>
          <text:p text:style-name="P17"><text:span text:style-name="T1">Compassionate Support:</text:span> Offering safe spaces where individuals can participate without fear of rejection or misunderstanding of their neurological needs</text:p>
        </text:list-item>
      </text:list>
      <text:p text:style-name="P2"/>
      <text:h text:style-name="P8" text:outline-level="4">Harmony with Doctrinal Principles</text:h>
      <text:p text:style-name="P2"/>
      <text:p text:style-name="P2">Principles of unconventional emotional regulation can be harmonized with established religious teachings:</text:p>
      <text:p text:style-name="P2"/>
      <text:list text:style-name="L8">
        <text:list-item>
          <text:p text:style-name="P18"><text:span text:style-name="T1">Charity and Understanding:</text:span> "Charity suffereth long, and is kind" (1 Corinthians 13:4)</text:p>
        </text:list-item>
        <text:list-item>
          <text:p text:style-name="P18"><text:span text:style-name="T1">Individual Judgment:</text:span> "Judge not, and ye shall not be judged" (Luke 6:37)</text:p>
        </text:list-item>
        <text:list-item>
          <text:p text:style-name="P19"><text:span text:style-name="T1">Personal Adaptation:</text:span> Recognition that individual circumstances may require unique approaches</text:p>
        </text:list-item>
      </text:list>
      <text:p text:style-name="P20"/>
      <text:h text:style-name="P4" text:outline-level="3">Benefits of Institutional Understanding</text:h>
      <text:p text:style-name="P20"/>
      <text:h text:style-name="P8" text:outline-level="4">For Individuals</text:h>
      <text:p text:style-name="P2"/>
      <text:list text:style-name="L9">
        <text:list-item>
          <text:p text:style-name="P21">Reduction of stigma and isolation associated with neurological differences</text:p>
        </text:list-item>
        <text:list-item>
          <text:p text:style-name="P21">Greater willingness to seek support when necessary</text:p>
        </text:list-item>
        <text:list-item>
          <text:p text:style-name="P21">Healthier integration of personal needs with community participation</text:p>
        </text:list-item>
        <text:list-item>
          <text:p text:style-name="P21">Strengthening of self-esteem and overall well-being</text:p>
        </text:list-item>
        <text:list-item>
          <text:p text:style-name="P21">Validation that their regulation mechanisms are legitimate and understandable</text:p>
        </text:list-item>
      </text:list>
      <text:p text:style-name="P2"/>
      <text:h text:style-name="P8" text:outline-level="4">For the Community</text:h>
      <text:p text:style-name="P2"/>
      <text:list text:style-name="L10">
        <text:list-item>
          <text:p text:style-name="P22">More inclusive and compassionate environment for neurodivergent individuals</text:p>
        </text:list-item>
        <text:list-item>
          <text:p text:style-name="P22">Retention of members who might otherwise feel marginalized by their neurological differences</text:p>
        </text:list-item>
        <text:list-item>
          <text:p text:style-name="P22"><text:soft-page-break/>Strengthened testimony of Christian love in action</text:p>
        </text:list-item>
        <text:list-item>
          <text:p text:style-name="P22">Model for other organizations on mental and neurological health inclusion</text:p>
        </text:list-item>
        <text:list-item>
          <text:p text:style-name="P22">Greater understanding of diversity in human experiences</text:p>
        </text:list-item>
      </text:list>
      <text:p text:style-name="P2"/>
      <text:h text:style-name="P4" text:outline-level="3">Recommended Support Framework</text:h>
      <text:p text:style-name="P2"/>
      <text:h text:style-name="P8" text:outline-level="4">For Religious Leaders</text:h>
      <text:p text:style-name="P2"/>
      <text:list text:style-name="L11">
        <text:list-item>
          <text:p text:style-name="P23"><text:span text:style-name="T1">Continuing Education:</text:span> Basic training in mental health, trauma, and neurological conditions (including Tourette Syndrome, autism, ADHD)</text:p>
        </text:list-item>
        <text:list-item>
          <text:p text:style-name="P23"><text:span text:style-name="T1">Professional Consultation:</text:span> Establishing relationships with qualified mental health and neurology professionals</text:p>
        </text:list-item>
        <text:list-item>
          <text:p text:style-name="P23"><text:span text:style-name="T1">Clear Policies:</text:span> Developing guidelines that promote inclusion without compromising doctrine</text:p>
        </text:list-item>
        <text:list-item>
          <text:p text:style-name="P23"><text:span text:style-name="T1">Safe Environment:</text:span> Creating spaces where members can participate with their neurological needs without fear of judgment</text:p>
        </text:list-item>
        <text:list-item>
          <text:p text:style-name="P23"><text:span text:style-name="T1">Practical Adaptations:</text:span> Implementing modifications that allow full participation (quiet spaces for regulation, understanding of involuntary movements, etc.)</text:p>
        </text:list-item>
      </text:list>
      <text:p text:style-name="P2"/>
      <text:h text:style-name="P8" text:outline-level="4">For Families and Community</text:h>
      <text:p text:style-name="P2"/>
      <text:list text:style-name="L12">
        <text:list-item>
          <text:p text:style-name="P24"><text:span text:style-name="T1">Open Communication:</text:span> Fostering understanding dialogue about mental health needs</text:p>
        </text:list-item>
        <text:list-item>
          <text:p text:style-name="P24"><text:span text:style-name="T1">Practical Support:</text:span> Offering adaptations when appropriate and necessary</text:p>
        </text:list-item>
        <text:list-item>
          <text:p text:style-name="P24"><text:span text:style-name="T1">Mutual Education:</text:span> Promoting understanding about diversity in human experiences</text:p>
        </text:list-item>
        <text:list-item>
          <text:p text:style-name="P24"><text:span text:style-name="T1">Strengthening Bonds:</text:span> Using these opportunities to deepen family and community relationships</text:p>
        </text:list-item>
      </text:list>
      <text:h text:style-name="P4" text:outline-level="3"/>
      <text:h text:style-name="P4" text:outline-level="3">Conclusion</text:h>
      <text:p text:style-name="P2"/>
      <text:p text:style-name="P2">Emotional and neurological regulation through unconventional procedures represents a legitimate area of human need that requires understanding, compassion, and institutional support. This includes both mechanisms developed by trauma and inherent neurological differences that require specific forms of self-regulation.</text:p>
      <text:p text:style-name="P2"/>
      <text:p text:style-name="P2">Recognition of these needs not only benefits specific individuals but strengthens the entire fabric of the religious community by demonstrating Christian love in its purest expression. When we include and understand people with Tourette Syndrome, specific sensory needs, or uncommon self-regulation mechanisms, we create true havens of love and acceptance.</text:p>
      <text:p text:style-name="P2"/>
      <text:p text:style-name="P2">The implementation of inclusive policies and appropriate support frameworks can serve as a powerful testimony of the principles of charity, understanding, and unconditional love that constitute the foundation of Christian faith.</text:p>
      <text:p text:style-name="P2"/>
      <text:h text:style-name="P4" text:outline-level="3">Academic References</text:h>
      <text:p text:style-name="P2"/>
      <text:list text:style-name="L13">
        <text:list-item>
          <text:p text:style-name="P25"><text:soft-page-break/>SAMHSA (2014). "Trauma-Informed Care in Behavioral Health Services." Treatment Improvement Protocol Series.</text:p>
        </text:list-item>
        <text:list-item>
          <text:p text:style-name="P25">Gross, J.J. (2015). "Emotion regulation: Current status and future prospects." Psychological Inquiry, 26(1), 1-26.</text:p>
        </text:list-item>
        <text:list-item>
          <text:p text:style-name="P25">Van der Kolk, B.A. (2014). The Body Keeps the Score: Brain, Mind, and Body in the Healing of Trauma. Penguin Books.</text:p>
        </text:list-item>
        <text:list-item>
          <text:p text:style-name="P25">American Psychological Association (2017). "Clinical Practice Guideline for the Treatment of Posttraumatic Stress Disorder."</text:p>
        </text:list-item>
        <text:list-item>
          <text:p text:style-name="P25">Tourette Association of America (2023). "Understanding Tourette Syndrome: A Neurological Perspective."</text:p>
        </text:list-item>
        <text:list-item>
          <text:p text:style-name="P25">Bliss, J., et al. (2020). "Tic disorders and emotional regulation: Clinical perspectives." Journal of Neuropsychiatry, 32(4), 198-205.</text:p>
        </text:list-item>
        <text:list-item>
          <text:p text:style-name="P25">Robertson, M.M. (2015). "The Gilles de la Tourette syndrome: The current status." Archives of Disease in Childhood, 89(5), 428-433.</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5T13:54:38.528075000</meta:creation-date>
    <dc:date>2025-09-25T14:34:07.491369900</dc:date>
    <meta:editing-duration>PT39M27S</meta:editing-duration>
    <meta:editing-cycles>7</meta:editing-cycles>
    <meta:generator>LibreOffice/25.2.5.2$Windows_X86_64 LibreOffice_project/03d19516eb2e1dd5d4ccd751a0d6f35f35e08022</meta:generator>
    <meta:document-statistic meta:table-count="0" meta:image-count="0" meta:object-count="0" meta:page-count="5" meta:paragraph-count="98" meta:word-count="1162" meta:character-count="8872" meta:non-whitespace-character-count="7865"/>
  </office:meta>
</office:document-meta>
</file>